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5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9.2cm" svg:height="3.7cm" svg:x="6.8cm" svg:y="19.1cm">
          <text:p text:style-name="P1">Osca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cm" svg:height="3.7cm" svg:x="27.4cm" svg:y="7.8cm">
          <text:p text:style-name="P1">Utils</text:p>
          <text:p text:style-name="P1">(org.oscarehr.util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9.2cm" svg:height="3.7cm" svg:x="27.9cm" svg:y="15.8cm">
          <text:p text:style-name="P1">repository_cleaner_plugin</text:p>
          <text:p text:style-name="P1">(maven plugin for <text:line-break/>refreshing dependencies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9.2cm" svg:height="3.7cm" svg:x="28cm" svg:y="21.7cm">
          <text:p text:style-name="P1">Oscar-il18n-check-plugin</text:p>
          <text:p text:style-name="P1">(maven plugin for</text:p>
          <text:p text:style-name="P1">checking i18n strings)</text:p>
          <draw:enhanced-geometry svg:viewBox="0 0 21600 21600" draw:type="rectangle" draw:enhanced-path="M 0 0 L 21600 0 21600 21600 0 21600 0 0 Z N"/>
        </draw:custom-shape>
        <draw:frame draw:style-name="gr2" draw:layer="layout" svg:width="48cm" svg:height="5.95cm" svg:x="1cm" svg:y="1.5cm">
          <draw:text-box>
            <text:p>This is the start of the maven repository dependency map. It's fairly simple right now but it's a start. Utilities are common because there's another project called MyOscar which shares code so to prevent copy-and-paste and being out of sync they are in a utils repository.</text:p>
            <text:p/>
            <text:p>This is meant as a dependency map for our code only, not third party libraries.</text:p>
            <text:p/>
            <text:p>In the future when we split oscar up into separate modules, this map will become more important to help visualise what's going on.</text:p>
          </draw:text-box>
        </draw:frame>
        <draw:custom-shape draw:style-name="gr1" draw:text-style-name="P1" xml:id="id5" draw:id="id5" draw:layer="layout" svg:width="9.2cm" svg:height="3.7cm" svg:x="28.1cm" svg:y="27.4cm">
          <text:p text:style-name="P1">Integrator Client Stubs</text:p>
          <text:p text:style-name="P1">(org.oscarehr.caisi_integrator,</text:p>
          <text:p text:style-name="P1">org.oscarehr.hnr)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2cm" svg:height="3.7cm" svg:x="28.1cm" svg:y="32.3cm">
          <text:p text:style-name="P1">MyOscar Client Utils</text:p>
          <text:p text:style-name="P1">(org.oscarehr.myoscar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7.4cm" svg:y1="9.65cm" svg:x2="16cm" svg:y2="20.95cm" draw:start-shape="id1" draw:start-glue-point="3" draw:end-shape="id2" svg:d="m27400 9650-11400 11300">
          <text:p/>
        </draw:connector>
        <draw:connector draw:style-name="gr3" draw:text-style-name="P1" draw:layer="layout" draw:type="line" svg:x1="27.9cm" svg:y1="17.65cm" svg:x2="16cm" svg:y2="20.95cm" draw:start-shape="id3" draw:start-glue-point="3" draw:end-shape="id2" draw:end-glue-point="1" svg:d="m27900 17650-11900 3300">
          <text:p/>
        </draw:connector>
        <draw:connector draw:style-name="gr3" draw:text-style-name="P1" draw:layer="layout" draw:type="line" svg:x1="28cm" svg:y1="23.55cm" svg:x2="16cm" svg:y2="20.95cm" draw:start-shape="id4" draw:start-glue-point="3" draw:end-shape="id2" draw:end-glue-point="1" svg:d="m28000 23550-12000-2600">
          <text:p/>
        </draw:connector>
        <draw:connector draw:style-name="gr3" draw:text-style-name="P1" draw:layer="layout" draw:type="line" svg:x1="28.1cm" svg:y1="29.25cm" svg:x2="16cm" svg:y2="20.95cm" draw:start-shape="id5" draw:start-glue-point="3" draw:end-shape="id2" svg:d="m28100 29250-12100-8300">
          <text:p/>
        </draw:connector>
        <draw:connector draw:style-name="gr3" draw:text-style-name="P1" draw:layer="layout" draw:type="line" svg:x1="28.1cm" svg:y1="34.15cm" svg:x2="16cm" svg:y2="20.95cm" draw:start-shape="id6" draw:start-glue-point="3" draw:end-shape="id2" draw:end-glue-point="1" svg:d="m28100 34150-12100-132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7T11:26:59</meta:creation-date>
    <meta:generator>LibreOffice/3.4$Unix LibreOffice_project/340m1$Build-402</meta:generator>
    <dc:date>2012-11-08T12:25:57</dc:date>
    <meta:editing-duration>PT40M52S</meta:editing-duration>
    <meta:editing-cycles>2</meta:editing-cycles>
    <dc:creator>tedman </dc:creator>
    <meta:document-statistic meta:object-count="12"/>
  </office:meta>
</office:document-meta>
</file>